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73d4" officeooo:paragraph-rsid="000373d4"/>
    </style:style>
    <style:style style:name="P2" style:family="paragraph" style:parent-style-name="Standard">
      <style:text-properties officeooo:rsid="000373d4" officeooo:paragraph-rsid="00059095"/>
    </style:style>
    <style:style style:name="P3" style:family="paragraph" style:parent-style-name="Standard">
      <style:text-properties officeooo:rsid="0004a7f6" officeooo:paragraph-rsid="0004a7f6"/>
    </style:style>
    <style:style style:name="P4" style:family="paragraph" style:parent-style-name="Standard">
      <style:paragraph-properties style:line-height-at-least="0.2126in"/>
      <style:text-properties fo:color="#eaf2f1" loext:opacity="100%" style:font-name="Menlo" fo:font-size="10.1999998092651pt" fo:font-weight="normal" fo:background-color="#282a3a"/>
    </style:style>
    <style:style style:name="P5" style:family="paragraph" style:parent-style-name="Standard">
      <style:paragraph-properties style:line-height-at-least="0.2126in"/>
      <style:text-properties fo:color="#696d77" loext:opacity="100%" style:font-name="Menlo" fo:font-size="10.1999998092651pt" fo:font-style="italic" fo:font-weight="normal" fo:background-color="#282a3a"/>
    </style:style>
    <style:style style:name="P6" style:family="paragraph" style:parent-style-name="Standard">
      <style:paragraph-properties style:line-height-at-least="0.2126in"/>
    </style:style>
    <style:style style:name="P7" style:family="paragraph" style:parent-style-name="Standard">
      <style:text-properties officeooo:paragraph-rsid="0005753e"/>
    </style:style>
    <style:style style:name="T1" style:family="text">
      <style:text-properties officeooo:rsid="0004a7f6"/>
    </style:style>
    <style:style style:name="T2" style:family="text">
      <style:text-properties officeooo:rsid="0005753e"/>
    </style:style>
    <style:style style:name="T3" style:family="text">
      <style:text-properties fo:color="#9cd1bb" loext:opacity="100%" fo:font-style="italic"/>
    </style:style>
    <style:style style:name="T4" style:family="text">
      <style:text-properties fo:color="#9cd1bb" loext:opacity="100%" style:font-name="Menlo" fo:font-size="10.1999998092651pt" fo:font-style="italic" fo:font-weight="normal" fo:background-color="#282a3a" loext:char-shading-value="0"/>
    </style:style>
    <style:style style:name="T5" style:family="text">
      <style:text-properties fo:color="#eaf2f1" loext:opacity="100%" style:font-name="Menlo" fo:font-size="10.1999998092651pt" fo:font-weight="normal" fo:background-color="#282a3a" loext:char-shading-value="0"/>
    </style:style>
    <style:style style:name="T6" style:family="text">
      <style:text-properties fo:color="#c39ac9" loext:opacity="100%"/>
    </style:style>
    <style:style style:name="T7" style:family="text">
      <style:text-properties fo:color="#c39ac9" loext:opacity="100%" style:font-name="Menlo" fo:font-size="10.1999998092651pt" fo:font-weight="normal" fo:background-color="#282a3a" loext:char-shading-value="0"/>
    </style:style>
    <style:style style:name="T8" style:family="text">
      <style:text-properties fo:color="#ff657a" loext:opacity="100%"/>
    </style:style>
    <style:style style:name="T9" style:family="text">
      <style:text-properties fo:color="#ff657a" loext:opacity="100%" style:font-name="Menlo" fo:font-size="10.1999998092651pt" fo:font-weight="normal" fo:background-color="#282a3a" loext:char-shading-value="0"/>
    </style:style>
    <style:style style:name="T10" style:family="text">
      <style:text-properties fo:color="#888d94" loext:opacity="100%"/>
    </style:style>
    <style:style style:name="T11" style:family="text">
      <style:text-properties fo:color="#888d94" loext:opacity="100%" style:font-name="Menlo" fo:font-size="10.1999998092651pt" fo:font-weight="normal" fo:background-color="#282a3a" loext:char-shading-value="0"/>
    </style:style>
    <style:style style:name="T12" style:family="text">
      <style:text-properties fo:color="#ffd76d" loext:opacity="100%"/>
    </style:style>
    <style:style style:name="T13" style:family="text">
      <style:text-properties fo:color="#bad761" loext:opacity="100%"/>
    </style:style>
    <style:style style:name="T14" style:family="text">
      <style:text-properties fo:color="#ff9b5e" loext:opacity="100%" fo:font-style="italic"/>
    </style:style>
    <style:style style:name="T15" style:family="text">
      <style:text-properties fo:color="#b2b9bd" loext:opacity="100%" fo:font-style="italic"/>
    </style:style>
    <style:style style:name="T16" style:family="text">
      <style:text-properties officeooo:rsid="00059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)</text:p>
      <text:p text:style-name="P2">A function deceleration can be called before its initialized. But with function expressions you will get an error. <text:span text:style-name="T1">This is important when writing the code. Using fcn expressions within blocks will work anywhere as long as you declare a variable outside of the block. Using fcn declarations in a block is only accessible inside that block. We should only choose a fcn expression where a fcn deceleration is not fit for the task.</text:span></text:p>
      <text:p text:style-name="P1"/>
      <text:p text:style-name="P7"><text:span text:style-name="T1">5) True. </text:span><text:span text:style-name="T2">You can </text:span><text:span text:style-name="T16">even </text:span><text:span text:style-name="T2">have a fcn within an object like this:</text:span></text:p>
      <text:p text:style-name="P7"/>
      <text:p text:style-name="P7"><text:span text:style-name="T4">const</text:span><text:span text:style-name="T5"> </text:span><text:span text:style-name="T7">connor</text:span><text:span text:style-name="T5"> </text:span><text:span text:style-name="T9">=</text:span><text:span text:style-name="T5"> </text:span><text:span text:style-name="T11">{</text:span></text:p>
      <text:p text:style-name="P4">firstName<text:span text:style-name="T10">:</text:span> <text:span text:style-name="T10">'</text:span><text:span text:style-name="T12">Connor</text:span><text:span text:style-name="T10">',</text:span></text:p>
      <text:p text:style-name="P4">lastName<text:span text:style-name="T10">:</text:span> <text:span text:style-name="T10">'</text:span><text:span text:style-name="T12">Lakour</text:span><text:span text:style-name="T10">',</text:span></text:p>
      <text:p text:style-name="P4">birthYear<text:span text:style-name="T10">:</text:span> <text:span text:style-name="T6">1990</text:span><text:span text:style-name="T10">,</text:span></text:p>
      <text:p text:style-name="P4">job<text:span text:style-name="T10">:</text:span> <text:span text:style-name="T10">'</text:span><text:span text:style-name="T12">astronaut</text:span><text:span text:style-name="T10">',</text:span></text:p>
      <text:p text:style-name="P4">friends<text:span text:style-name="T10">:</text:span> <text:span text:style-name="T10">['</text:span><text:span text:style-name="T12">Mike</text:span><text:span text:style-name="T10">',</text:span> <text:span text:style-name="T10">'</text:span><text:span text:style-name="T12">James</text:span><text:span text:style-name="T10">',</text:span> <text:span text:style-name="T10">'</text:span><text:span text:style-name="T12">Alex</text:span><text:span text:style-name="T10">',</text:span> <text:span text:style-name="T10">'</text:span><text:span text:style-name="T12">Sara</text:span><text:span text:style-name="T10">'],</text:span></text:p>
      <text:p text:style-name="P6"><text:span text:style-name="T5">pilotLisence</text:span><text:span text:style-name="T11">:</text:span><text:span text:style-name="T5"> </text:span><text:span text:style-name="T7">true</text:span><text:span text:style-name="T11">,</text:span></text:p>
      <text:p text:style-name="P4"><text:span text:style-name="T13">calcAge</text:span><text:span text:style-name="T10">:</text:span> <text:span text:style-name="T3">function</text:span> <text:span text:style-name="T10">(</text:span><text:span text:style-name="T14">currentYear</text:span><text:span text:style-name="T10">)</text:span> <text:span text:style-name="T10">{</text:span></text:p>
      <text:p text:style-name="P5">//adds property to object only when called</text:p>
      <text:p text:style-name="P4"><text:span text:style-name="T15">this</text:span><text:span text:style-name="T10">.</text:span>age <text:span text:style-name="T8">=</text:span> currentYear <text:span text:style-name="T8">-</text:span> <text:span text:style-name="T15">this</text:span><text:span text:style-name="T10">.</text:span>birthYear<text:span text:style-name="T10">;</text:span></text:p>
      <text:p text:style-name="P4"><text:span text:style-name="T8">return</text:span> <text:span text:style-name="T15">this</text:span><text:span text:style-name="T10">.</text:span>age<text:span text:style-name="T10">;</text:span></text:p>
      <text:p text:style-name="P3"/>
      <text:p text:style-name="P1"/>
      <text:p text:style-name="P1"/>
      <text:p text:style-name="P1">I realized I don’t like javascript.info website. Some topics it does a terrible job at explaining stuff. I still don’t understand callback functions, even though I read the dang thing like ten times and copied the code and ran it, I still don’t understand it. I haven't finished question 7 and probably wont because I don’t know how to do it.</text:p>
      <text:p text:style-name="P1"/>
      <text:p text:style-name="P1">Can we go over an example in class of callback functions? It would be very beneficial for m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18:04:51.588372778</meta:creation-date>
    <dc:date>2021-03-02T18:27:59.302482793</dc:date>
    <meta:editing-duration>PT2M46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16" meta:word-count="203" meta:character-count="1206" meta:non-whitespace-character-count="1018"/>
  </office:meta>
</office:document-meta>
</file>